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937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1.41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54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316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516in" fo:break-before="auto" style:use-optimal-row-height="true"/>
    </style:style>
    <style:style style:name="ta1" style:family="table" style:master-page-name="PageStyle_5f_3_20_Year_20_A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5pt" fo:font-style="normal" style:text-underline-style="none" fo:font-weight="bold" style:font-name-asian="Arial1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32"/>
    <style:style style:name="ce6" style:family="table-cell" style:parent-style-name="Default" style:data-style-name="N4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4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</office:automatic-styles>
  <office:body>
    <office:spreadsheet>
      <table:table table:name="Input And Calculation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2" table:number-columns-repeated="251" table:default-cell-style-name="Default"/>
        <table:table-row table:style-name="ro1">
          <table:table-cell table:style-name="ce1" office:value-type="string">
            <text:p>Input:</text:p>
          </table:table-cell>
          <table:table-cell/>
          <table:table-cell table:style-name="Default" table:number-columns-repeated="3"/>
          <table:table-cell table:number-columns-repeated="251"/>
        </table:table-row>
        <table:table-row table:style-name="ro2">
          <table:table-cell office:value-type="string">
            <text:p>MACRS Deprecation Rate, Yea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48"/>
        </table:table-row>
        <table:table-row table:style-name="ro3">
          <table:table-cell table:style-name="Default" office:value-type="string">
            <text:p>Value (5 Year Depreciation Scheme)</text:p>
          </table:table-cell>
          <table:table-cell table:style-name="ce4" office:value-type="percentage" office:value="0.2">
            <text:p>20.00%</text:p>
          </table:table-cell>
          <table:table-cell table:style-name="ce4" office:value-type="percentage" office:value="0.32">
            <text:p>32.00%</text:p>
          </table:table-cell>
          <table:table-cell table:style-name="ce4" office:value-type="percentage" office:value="0.192">
            <text:p>19.20%</text:p>
          </table:table-cell>
          <table:table-cell table:number-columns-repeated="2" table:style-name="ce4" office:value-type="percentage" office:value="0.1152">
            <text:p>11.52%</text:p>
          </table:table-cell>
          <table:table-cell table:style-name="ce4" office:value-type="percentage" office:value="0.0576">
            <text:p>5.76%</text:p>
          </table:table-cell>
          <table:table-cell table:style-name="ce4" office:value-type="percentage" office:value="0">
            <text:p>0.00%</text:p>
          </table:table-cell>
          <table:table-cell table:number-columns-repeated="248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number-columns-repeated="251"/>
        </table:table-row>
        <table:table-row table:style-name="ro2">
          <table:table-cell table:style-name="Default" office:value-type="string">
            <text:p>Analysis Year Scheme:</text:p>
          </table:table-cell>
          <table:table-cell office:value-type="float" office:value="3">
            <text:p>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7">
            <text:p>7</text:p>
          </table:table-cell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Interest Rate</text:p>
          </table:table-cell>
          <table:table-cell table:style-name="ce4" office:value-type="percentage" office:value="0.0415">
            <text:p>4.15%</text:p>
          </table:table-cell>
          <table:table-cell table:style-name="ce4" office:value-type="percentage" office:value="0.0375">
            <text:p>3.75%</text:p>
          </table:table-cell>
          <table:table-cell table:style-name="ce4" office:value-type="percentage" office:value="0.0415">
            <text:p>4.15%</text:p>
          </table:table-cell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Inflation Free Interest Rate</text:p>
          </table:table-cell>
          <table:table-cell table:formula="of:=(1+[.B6])/(1+[.$E$16])-1" office:value-type="float" office:value="0.0295571372083827">
            <text:p>0.0295571372</text:p>
          </table:table-cell>
          <table:table-cell table:style-name="Default" table:formula="of:=(1+[.C6])/(1+[.$E$16])-1" office:value-type="float" office:value="0.0256030051403717">
            <text:p>0.0256030051</text:p>
          </table:table-cell>
          <table:table-cell table:style-name="Default" table:formula="of:=(1+[.D6])/(1+[.$E$16])-1" office:value-type="float" office:value="0.0295571372083827">
            <text:p>0.0295571372</text:p>
          </table:table-cell>
          <table:table-cell table:style-name="Default"/>
          <table:table-cell table:number-columns-repeated="251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number-columns-repeated="251"/>
        </table:table-row>
        <table:table-row table:style-name="ro2">
          <table:table-cell table:style-name="Default" office:value-type="string">
            <text:p>Miles Driven Per Year</text:p>
          </table:table-cell>
          <table:table-cell office:value-type="float" office:value="29400">
            <text:p>29400</text:p>
          </table:table-cell>
          <table:table-cell table:style-name="Default"/>
          <table:table-cell table:style-name="Default" office:value-type="string">
            <text:p>Car Cost</text:p>
          </table:table-cell>
          <table:table-cell table:style-name="Default" office:value-type="float" office:value="32320">
            <text:p>32320</text:p>
          </table:table-cell>
          <table:table-cell table:number-columns-repeated="251"/>
        </table:table-row>
        <table:table-row table:style-name="ro2">
          <table:table-cell table:style-name="Default" office:value-type="string">
            <text:p>Miles/Gallon of the SUV</text:p>
          </table:table-cell>
          <table:table-cell office:value-type="float" office:value="27">
            <text:p>27</text:p>
          </table:table-cell>
          <table:table-cell table:style-name="Default"/>
          <table:table-cell table:style-name="Default" office:value-type="string">
            <text:p>Registration Fee</text:p>
          </table:table-cell>
          <table:table-cell table:style-name="Default" office:value-type="float" office:value="293">
            <text:p>293</text:p>
          </table:table-cell>
          <table:table-cell table:number-columns-repeated="251"/>
        </table:table-row>
        <table:table-row table:style-name="ro2">
          <table:table-cell table:style-name="Default" office:value-type="string">
            <text:p>Gasoline Price: $/Gallon (estimated)</text:p>
          </table:table-cell>
          <table:table-cell table:style-name="ce5" office:value-type="currency" office:currency="USD" office:value="4.004">
            <text:p>$4.00</text:p>
          </table:table-cell>
          <table:table-cell table:style-name="Default"/>
          <table:table-cell table:style-name="Default" office:value-type="string">
            <text:p>Sales Tax in C.A.</text:p>
          </table:table-cell>
          <table:table-cell table:style-name="ce4" office:value-type="percentage" office:value="0.08">
            <text:p>8.00%</text:p>
          </table:table-cell>
          <table:table-cell table:number-columns-repeated="251"/>
        </table:table-row>
        <table:table-row table:style-name="ro2">
          <table:table-cell table:style-name="Default"/>
          <table:table-cell/>
          <table:table-cell table:style-name="Default"/>
          <table:table-cell table:style-name="Default" office:value-type="string">
            <text:p>Total Cost</text:p>
          </table:table-cell>
          <table:table-cell table:style-name="Default" table:formula="of:=[.E9]*(1+[.E11])+[.E10]" office:value-type="float" office:value="35198.6">
            <text:p>35198.6</text:p>
          </table:table-cell>
          <table:table-cell table:number-columns-repeated="251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number-columns-repeated="251"/>
        </table:table-row>
        <table:table-row table:style-name="ro2">
          <table:table-cell table:style-name="Default" office:value-type="string">
            <text:p>Rate of Maintance per mile</text:p>
          </table:table-cell>
          <table:table-cell office:value-type="float" office:value="0.06">
            <text:p>0.06</text:p>
          </table:table-cell>
          <table:table-cell table:style-name="Default"/>
          <table:table-cell table:style-name="Default" office:value-type="string">
            <text:p>Insurrance / Year</text:p>
          </table:table-cell>
          <table:table-cell table:style-name="Default" office:value-type="float" office:value="1581.8">
            <text:p>1581.8</text:p>
          </table:table-cell>
          <table:table-cell table:number-columns-repeated="251"/>
        </table:table-row>
        <table:table-row table:style-name="ro2">
          <table:table-cell table:style-name="Default" office:value-type="string">
            <text:p>Rate of Maintance per year</text:p>
          </table:table-cell>
          <table:table-cell office:value-type="float" office:value="89.4">
            <text:p>89.4</text:p>
          </table:table-cell>
          <table:table-cell table:style-name="Default"/>
          <table:table-cell table:style-name="Default" office:value-type="string">
            <text:p>MARR</text:p>
          </table:table-cell>
          <table:table-cell table:style-name="ce4" office:value-type="percentage" office:value="0.15">
            <text:p>15.00%</text:p>
          </table:table-cell>
          <table:table-cell table:number-columns-repeated="251"/>
        </table:table-row>
        <table:table-row table:style-name="ro2">
          <table:table-cell table:style-name="Default" office:value-type="string">
            <text:p>Salvage value factor a</text:p>
          </table:table-cell>
          <table:table-cell office:value-type="float" office:value="0.032889126">
            <text:p>0.032889126</text:p>
          </table:table-cell>
          <table:table-cell table:style-name="Default"/>
          <table:table-cell table:style-name="Default" office:value-type="string">
            <text:p>Inflation Rate</text:p>
          </table:table-cell>
          <table:table-cell table:style-name="ce4" office:value-type="percentage" office:value="0.0116">
            <text:p>1.16%</text:p>
          </table:table-cell>
          <table:table-cell table:number-columns-repeated="251"/>
        </table:table-row>
        <table:table-row table:style-name="ro2">
          <table:table-cell table:style-name="Default" office:value-type="string">
            <text:p>Salvage value factor b</text:p>
          </table:table-cell>
          <table:table-cell office:value-type="float" office:value="0.00000471">
            <text:p>0.00000471</text:p>
          </table:table-cell>
          <table:table-cell table:style-name="Default"/>
          <table:table-cell table:style-name="Default" office:value-type="string">
            <text:p>Inflation Free MARR'</text:p>
          </table:table-cell>
          <table:table-cell table:style-name="ce4" office:value-type="percentage" office:value="0.1384">
            <text:p>13.84%</text:p>
          </table:table-cell>
          <table:table-cell table:number-columns-repeated="251"/>
        </table:table-row>
        <table:table-row table:style-name="ro2">
          <table:table-cell table:style-name="Default"/>
          <table:table-cell/>
          <table:table-cell table:style-name="Default"/>
          <table:table-cell table:style-name="Default" office:value-type="string">
            <text:p>Company Total Infome</text:p>
          </table:table-cell>
          <table:table-cell table:style-name="ce5" office:value-type="currency" office:currency="USD" office:value="410889">
            <text:p>$410,889.00</text:p>
          </table:table-cell>
          <table:table-cell table:number-columns-repeated="251"/>
        </table:table-row>
        <table:table-row table:style-name="ro2">
          <table:table-cell table:style-name="Default" office:value-type="string">
            <text:p>Percentage of Borrow</text:p>
          </table:table-cell>
          <table:table-cell table:style-name="ce4" office:value-type="percentage" office:value="0.4">
            <text:p>40.00%</text:p>
          </table:table-cell>
          <table:table-cell table:style-name="Default"/>
          <table:table-cell table:style-name="Default" office:value-type="string">
            <text:p>Marginal Tax Rate</text:p>
          </table:table-cell>
          <table:table-cell table:style-name="ce4" office:value-type="percentage" office:value="0.4228">
            <text:p>42.28%</text:p>
          </table:table-cell>
          <table:table-cell table:number-columns-repeated="251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number-columns-repeated="251"/>
        </table:table-row>
        <table:table-row table:style-name="ro4">
          <table:table-cell table:style-name="ce3"/>
          <table:table-cell/>
          <table:table-cell table:style-name="Default" table:number-columns-repeated="3"/>
          <table:table-cell table:number-columns-repeated="251"/>
        </table:table-row>
        <table:table-row table:style-name="ro2">
          <table:table-cell table:style-name="ce3"/>
          <table:table-cell/>
          <table:table-cell table:style-name="Default" table:number-columns-repeated="3"/>
          <table:table-cell table:number-columns-repeated="251"/>
        </table:table-row>
        <table:table-row table:style-name="ro1">
          <table:table-cell table:style-name="ce1" office:value-type="string">
            <text:p>Calculation:</text:p>
          </table:table-cell>
          <table:table-cell/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Year Alternative</text:p>
          </table:table-cell>
          <table:table-cell table:number-columns-repeated="251"/>
        </table:table-row>
        <table:table-row table:style-name="ro2">
          <table:table-cell office:value-type="string">
            <text:p>End of Year: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Expense:</text:p>
          </table:table-cell>
          <table:table-cell/>
          <table:table-cell table:style-name="Default" table:number-columns-repeated="3"/>
          <table:table-cell table:number-columns-repeated="251"/>
        </table:table-row>
        <table:table-row table:style-name="ro2">
          <table:table-cell office:value-type="string">
            <text:p>Insurance Cost / Year</text:p>
          </table:table-cell>
          <table:table-cell table:style-name="ce2" table:formula="of:=[.$E$14]" office:value-type="float" office:value="1581.8">
            <text:p>1581.8</text:p>
          </table:table-cell>
          <table:table-cell table:style-name="ce2" table:formula="of:=[.$E$14]" office:value-type="float" office:value="1581.8">
            <text:p>1581.8</text:p>
          </table:table-cell>
          <table:table-cell table:style-name="ce2" table:formula="of:=[.$E$14]" office:value-type="float" office:value="1581.8">
            <text:p>1581.8</text:p>
          </table:table-cell>
          <table:table-cell table:style-name="ce2" table:formula="of:=[.$E$14]" office:value-type="float" office:value="1581.8">
            <text:p>1581.8</text:p>
          </table:table-cell>
          <table:table-cell table:number-columns-repeated="251"/>
        </table:table-row>
        <table:table-row table:style-name="ro5">
          <table:table-cell office:value-type="string">
            <text:p>Total Fuel Cost (Miles / Year * $/Gallon)</text:p>
          </table:table-cell>
          <table:table-cell table:style-name="ce6" table:formula="of:=[.$B$9] / [.$B$10] *[.$B$11]" office:value-type="float" office:value="4359.91111111111">
            <text:p>4,359.91</text:p>
          </table:table-cell>
          <table:table-cell table:formula="of:=[.$B$9] / [.$B$10] *[.$B$11]" office:value-type="float" office:value="4359.91111111111">
            <text:p>4,359.91</text:p>
          </table:table-cell>
          <table:table-cell table:formula="of:=[.$B$9] / [.$B$10] *[.$B$11]" office:value-type="float" office:value="4359.91111111111">
            <text:p>4,359.91</text:p>
          </table:table-cell>
          <table:table-cell table:formula="of:=[.$B$9] / [.$B$10] *[.$B$11]" office:value-type="float" office:value="4359.91111111111">
            <text:p>4,359.91</text:p>
          </table:table-cell>
          <table:table-cell table:number-columns-repeated="251"/>
        </table:table-row>
        <table:table-row table:style-name="ro2">
          <table:table-cell office:value-type="string">
            <text:p>Repair cost</text:p>
          </table:table-cell>
          <table:table-cell/>
          <table:table-cell table:formula="of:=LN((1+(([.C24]*[.$B$9])*[.$B$14])))+([.$B$15]*[.C24])" office:value-type="float" office:value="96.8759059693674">
            <text:p>96.88</text:p>
          </table:table-cell>
          <table:table-cell table:formula="of:=LN((1+(([.D24]*[.$B$9])*[.$B$14])))+([.$B$15]*[.D24])" office:value-type="float" office:value="186.968769823675">
            <text:p>186.97</text:p>
          </table:table-cell>
          <table:table-cell table:formula="of:=LN((1+(([.E24]*[.$B$9])*[.$B$14])))+([.$B$15]*[.E24])" office:value-type="float" office:value="276.774140471858">
            <text:p>276.77</text:p>
          </table:table-cell>
          <table:table-cell table:number-columns-repeated="251"/>
        </table:table-row>
        <table:table-row table:style-name="ro2">
          <table:table-cell office:value-type="string">
            <text:p>Interest</text:p>
          </table:table-cell>
          <table:table-cell/>
          <table:table-cell table:formula="of:=-IPMT([.$B$7];[.C24];[.$B$5];[.$B$42])" office:value-type="float" office:value="416.147939897192">
            <text:p>416.15</text:p>
          </table:table-cell>
          <table:table-cell table:formula="of:=-IPMT([.$B$7];[.D24];[.$B$5];[.$B$42])" office:value-type="float" office:value="281.452398951791">
            <text:p>281.45</text:p>
          </table:table-cell>
          <table:table-cell table:formula="of:=-IPMT([.$B$7];[.E24];[.$B$5];[.$B$42])" office:value-type="float" office:value="142.775643421309">
            <text:p>142.78</text:p>
          </table:table-cell>
          <table:table-cell table:number-columns-repeated="251"/>
        </table:table-row>
        <table:table-row table:style-name="ro2">
          <table:table-cell office:value-type="string">
            <text:p>Depreciation</text:p>
          </table:table-cell>
          <table:table-cell/>
          <table:table-cell table:formula="of:=[.$E$12]*[.B3]" office:value-type="float" office:value="7039.72">
            <text:p>7,039.72</text:p>
          </table:table-cell>
          <table:table-cell table:formula="of:=[.$E$12]*[.C3]" office:value-type="float" office:value="11263.552">
            <text:p>11,263.55</text:p>
          </table:table-cell>
          <table:table-cell table:formula="of:=[.$E$12]*[.D3]/2" office:value-type="float" office:value="3379.0656">
            <text:p>3,379.07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Revenue</text:p>
          </table:table-cell>
          <table:table-cell table:number-columns-repeated="255"/>
        </table:table-row>
        <table:table-row table:style-name="ro2">
          <table:table-cell office:value-type="string">
            <text:p>Taxable Income</text:p>
          </table:table-cell>
          <table:table-cell table:style-name="ce6" table:formula="of:=-SUM([.B26:.B30])" office:value-type="float" office:value="-5941.71111111111">
            <text:p>-5,941.71</text:p>
          </table:table-cell>
          <table:table-cell table:formula="of:=-SUM([.C26:.C30])" office:value-type="float" office:value="-13494.4549569777">
            <text:p>-13,494.45</text:p>
          </table:table-cell>
          <table:table-cell table:formula="of:=-SUM([.D26:.D30])" office:value-type="float" office:value="-17673.6842798866">
            <text:p>-17,673.68</text:p>
          </table:table-cell>
          <table:table-cell table:formula="of:=-SUM([.E26:.E30])" office:value-type="float" office:value="-9740.32649500428">
            <text:p>-9,740.33</text:p>
          </table:table-cell>
          <table:table-cell table:number-columns-repeated="251"/>
        </table:table-row>
        <table:table-row table:style-name="ro2">
          <table:table-cell office:value-type="string">
            <text:p>Income Tax</text:p>
          </table:table-cell>
          <table:table-cell table:style-name="ce6" table:formula="of:=[.B32]*[.$E$19]" office:value-type="float" office:value="-2512.15545777778">
            <text:p>-2,512.16</text:p>
          </table:table-cell>
          <table:table-cell table:formula="of:=[.C32]*[.$E$19]" office:value-type="float" office:value="-5705.45555581016">
            <text:p>-5,705.46</text:p>
          </table:table-cell>
          <table:table-cell table:formula="of:=[.D32]*[.$E$19]" office:value-type="float" office:value="-7472.43371353605">
            <text:p>-7,472.43</text:p>
          </table:table-cell>
          <table:table-cell table:formula="of:=[.E32]*[.$E$19]" office:value-type="float" office:value="-4118.21004208781">
            <text:p>-4,118.21</text:p>
          </table:table-cell>
          <table:table-cell table:number-columns-repeated="251"/>
        </table:table-row>
        <table:table-row table:style-name="ro2">
          <table:table-cell office:value-type="string">
            <text:p>Net Income</text:p>
          </table:table-cell>
          <table:table-cell table:style-name="ce6" table:formula="of:=[.B32]-[.B33]" office:value-type="float" office:value="-3429.55565333333">
            <text:p>-3,429.56</text:p>
          </table:table-cell>
          <table:table-cell table:formula="of:=[.C32]-[.C33]" office:value-type="float" office:value="-7788.99940116751">
            <text:p>-7,789.00</text:p>
          </table:table-cell>
          <table:table-cell table:formula="of:=[.D32]-[.D33]" office:value-type="float" office:value="-10201.2505663505">
            <text:p>-10,201.25</text:p>
          </table:table-cell>
          <table:table-cell table:formula="of:=[.E32]-[.E33]" office:value-type="float" office:value="-5622.11645291647">
            <text:p>-5,622.12</text:p>
          </table:table-cell>
          <table:table-cell table:number-columns-repeated="251"/>
        </table:table-row>
        <table:table-row table:style-name="ro2">
          <table:table-cell table:style-name="Default"/>
          <table:table-cell table:style-name="ce6"/>
          <table:table-cell table:number-columns-repeated="254"/>
        </table:table-row>
        <table:table-row table:style-name="ro2">
          <table:table-cell table:style-name="ce3" office:value-type="string">
            <text:p>CashFlow Statement</text:p>
          </table:table-cell>
          <table:table-cell table:style-name="ce6"/>
          <table:table-cell table:number-columns-repeated="254"/>
        </table:table-row>
        <table:table-row table:style-name="ro2">
          <table:table-cell office:value-type="string">
            <text:p>Net Income</text:p>
          </table:table-cell>
          <table:table-cell table:style-name="ce6" table:formula="of:=[.B34]" office:value-type="float" office:value="-3429.55565333333">
            <text:p>-3,429.56</text:p>
          </table:table-cell>
          <table:table-cell table:formula="of:=[.C34]" office:value-type="float" office:value="-7788.99940116751">
            <text:p>-7,789.00</text:p>
          </table:table-cell>
          <table:table-cell table:formula="of:=[.D34]" office:value-type="float" office:value="-10201.2505663505">
            <text:p>-10,201.25</text:p>
          </table:table-cell>
          <table:table-cell table:formula="of:=[.E34]" office:value-type="float" office:value="-5622.11645291647">
            <text:p>-5,622.12</text:p>
          </table:table-cell>
          <table:table-cell table:number-columns-repeated="251"/>
        </table:table-row>
        <table:table-row table:style-name="ro2">
          <table:table-cell office:value-type="string">
            <text:p>Depreciation</text:p>
          </table:table-cell>
          <table:table-cell table:style-name="ce6"/>
          <table:table-cell table:formula="of:=[.C30]" office:value-type="float" office:value="7039.72">
            <text:p>7,039.72</text:p>
          </table:table-cell>
          <table:table-cell table:formula="of:=[.D30]" office:value-type="float" office:value="11263.552">
            <text:p>11,263.55</text:p>
          </table:table-cell>
          <table:table-cell table:formula="of:=[.E30]" office:value-type="float" office:value="3379.0656">
            <text:p>3,379.07</text:p>
          </table:table-cell>
          <table:table-cell table:number-columns-repeated="251"/>
        </table:table-row>
        <table:table-row table:style-name="ro2">
          <table:table-cell office:value-type="string">
            <text:p>Car Cost</text:p>
          </table:table-cell>
          <table:table-cell table:style-name="ce2" table:formula="of:=-[.$E$12]" office:value-type="float" office:value="-35198.6">
            <text:p>-35198.6</text:p>
          </table:table-cell>
          <table:table-cell table:number-columns-repeated="254"/>
        </table:table-row>
        <table:table-row table:style-name="ro2">
          <table:table-cell office:value-type="string">
            <text:p>Salvage Value</text:p>
          </table:table-cell>
          <table:table-cell table:number-columns-repeated="3"/>
          <table:table-cell table:formula="of:=-[.$B39]*EXP(-(([.$B$16]*[.B$5])+([.$B$17]*([.B$5]*[.$B$9]))))" office:value-type="float" office:value="21050.3446114748">
            <text:p>21,050.34</text:p>
          </table:table-cell>
          <table:table-cell table:number-columns-repeated="251"/>
        </table:table-row>
        <table:table-row table:style-name="ro2">
          <table:table-cell office:value-type="string">
            <text:p>Gain Tax</text:p>
          </table:table-cell>
          <table:table-cell table:number-columns-repeated="3"/>
          <table:table-cell table:formula="of:=-([.E40]+SUM([.B39];[.B30:.E30]))*[.E19]" office:value-type="float" office:value="-3185.40995901153">
            <text:p>-3,185.41</text:p>
          </table:table-cell>
          <table:table-cell table:number-columns-repeated="251"/>
        </table:table-row>
        <table:table-row table:style-name="ro2">
          <table:table-cell office:value-type="string">
            <text:p>Borrowed Funds</text:p>
          </table:table-cell>
          <table:table-cell table:style-name="ce2" table:formula="of:=-[.$B$39]*[.$B$19]" office:value-type="float" office:value="14079.44">
            <text:p>14079.44</text:p>
          </table:table-cell>
          <table:table-cell table:number-columns-repeated="254"/>
        </table:table-row>
        <table:table-row table:style-name="ro2">
          <table:table-cell office:value-type="string">
            <text:p>Principal Repayment</text:p>
          </table:table-cell>
          <table:table-cell/>
          <table:table-cell table:formula="of:=PPMT([.$B$7];[.C24];[.$B$5];[.$B42])" office:value-type="float" office:value="-4557.12405419291">
            <text:p>-4,557.12</text:p>
          </table:table-cell>
          <table:table-cell table:formula="of:=PPMT([.$B$7];[.D24];[.$B$5];[.$B42])" office:value-type="float" office:value="-4691.81959513831">
            <text:p>-4,691.82</text:p>
          </table:table-cell>
          <table:table-cell table:formula="of:=PPMT([.$B$7];[.E24];[.$B$5];[.$B42])" office:value-type="float" office:value="-4830.49635066879">
            <text:p>-4,830.50</text:p>
          </table:table-cell>
          <table:table-cell table:number-columns-repeated="251"/>
        </table:table-row>
        <table:table-row table:style-name="ro2">
          <table:table-cell office:value-type="string">
            <text:p>Net CashFlow</text:p>
          </table:table-cell>
          <table:table-cell table:style-name="ce6" table:formula="of:=SUM([.B37:.B43])" office:value-type="float" office:value="-24548.7156533333">
            <text:p>-24,548.72</text:p>
          </table:table-cell>
          <table:table-cell table:formula="of:=SUM([.C37:.C43])" office:value-type="float" office:value="-5306.40345536042">
            <text:p>-5,306.40</text:p>
          </table:table-cell>
          <table:table-cell table:formula="of:=SUM([.D37:.D43])" office:value-type="float" office:value="-3629.51816148884">
            <text:p>-3,629.52</text:p>
          </table:table-cell>
          <table:table-cell table:formula="of:=SUM([.E37:.E43])" office:value-type="float" office:value="10791.387448878">
            <text:p>10,791.39</text:p>
          </table:table-cell>
          <table:table-cell table:number-columns-repeated="251"/>
        </table:table-row>
        <table:table-row table:style-name="ro2">
          <table:table-cell table:style-name="Default"/>
          <table:table-cell table:style-name="ce6"/>
          <table:table-cell table:number-columns-repeated="254"/>
        </table:table-row>
        <table:table-row table:style-name="ro2">
          <table:table-cell office:value-type="string">
            <text:p>Present Worth:</text:p>
          </table:table-cell>
          <table:table-cell table:style-name="ce7" table:formula="of:=NPV([.$E$17];[.C44:.E44])+[.B44]" office:value-type="float" office:value="-24696.0156060766">
            <text:p>-24,696.02</text:p>
          </table:table-cell>
          <table:table-cell table:number-columns-repeated="254"/>
        </table:table-row>
        <table:table-row table:style-name="ro6">
          <table:table-cell office:value-type="string">
            <text:p>Annual Equivalent Worth:</text:p>
          </table:table-cell>
          <table:table-cell table:style-name="ce6" table:formula="of:=(([.$E$17])/(1-POWER(([.$E$17]+1);-3)))*[.B46]" office:value-type="float" office:value="-10608.8039265981">
            <text:p>-10,608.80</text:p>
          </table:table-cell>
          <table:table-cell table:number-columns-repeated="254"/>
        </table:table-row>
        <table:table-row table:style-name="ro7" table:number-rows-repeated="2">
          <table:table-cell table:style-name="Default"/>
          <table:table-cell/>
          <table:table-cell table:style-name="Default" table:number-columns-repeated="3"/>
          <table:table-cell table:number-columns-repeated="251"/>
        </table:table-row>
        <table:table-row table:style-name="ro8">
          <table:table-cell table:style-name="ce1"/>
          <table:table-cell/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Year Alternative</text:p>
          </table:table-cell>
          <table:table-cell table:number-columns-repeated="251"/>
        </table:table-row>
        <table:table-row table:style-name="ro2">
          <table:table-cell office:value-type="string">
            <text:p>End of Year: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Expense:</text:p>
          </table:table-cell>
          <table:table-cell/>
          <table:table-cell table:style-name="Default" table:number-columns-repeated="3"/>
          <table:table-cell table:number-columns-repeated="251"/>
        </table:table-row>
        <table:table-row table:style-name="ro2">
          <table:table-cell office:value-type="string">
            <text:p>Insurance Cost / Year</text:p>
          </table:table-cell>
          <table:table-cell table:style-name="ce2" table:formula="of:=[.$E$14]" office:value-type="float" office:value="1581.8">
            <text:p>1581.8</text:p>
          </table:table-cell>
          <table:table-cell table:style-name="ce2" table:formula="of:=[.$E$14]" office:value-type="float" office:value="1581.8">
            <text:p>1581.8</text:p>
          </table:table-cell>
          <table:table-cell table:style-name="ce2" table:formula="of:=[.$E$14]" office:value-type="float" office:value="1581.8">
            <text:p>1581.8</text:p>
          </table:table-cell>
          <table:table-cell table:style-name="ce2" table:formula="of:=[.$E$14]" office:value-type="float" office:value="1581.8">
            <text:p>1581.8</text:p>
          </table:table-cell>
          <table:table-cell table:style-name="ce2" table:formula="of:=[.$E$14]" office:value-type="float" office:value="1581.8">
            <text:p>1581.8</text:p>
          </table:table-cell>
          <table:table-cell table:style-name="ce2" table:formula="of:=[.$E$14]" office:value-type="float" office:value="1581.8">
            <text:p>1581.8</text:p>
          </table:table-cell>
          <table:table-cell table:number-columns-repeated="249"/>
        </table:table-row>
        <table:table-row table:style-name="ro2">
          <table:table-cell office:value-type="string">
            <text:p>Total Fuel Cost (Miles / Year * $/Gallon)</text:p>
          </table:table-cell>
          <table:table-cell table:style-name="ce6" table:formula="of:=[.$B$9] / [.$B$10] *[.$B$11]" office:value-type="float" office:value="4359.91111111111">
            <text:p>4,359.91</text:p>
          </table:table-cell>
          <table:table-cell table:formula="of:=[.$B$9] / [.$B$10] *[.$B$11]" office:value-type="float" office:value="4359.91111111111">
            <text:p>4,359.91</text:p>
          </table:table-cell>
          <table:table-cell table:formula="of:=[.$B$9] / [.$B$10] *[.$B$11]" office:value-type="float" office:value="4359.91111111111">
            <text:p>4,359.91</text:p>
          </table:table-cell>
          <table:table-cell table:formula="of:=[.$B$9] / [.$B$10] *[.$B$11]" office:value-type="float" office:value="4359.91111111111">
            <text:p>4,359.91</text:p>
          </table:table-cell>
          <table:table-cell table:style-name="ce6" table:formula="of:=[.$B$9] / [.$B$10] *[.$B$11]" office:value-type="float" office:value="4359.91111111111">
            <text:p>4,359.91</text:p>
          </table:table-cell>
          <table:table-cell table:style-name="ce6" table:formula="of:=[.$B$9] / [.$B$10] *[.$B$11]" office:value-type="float" office:value="4359.91111111111">
            <text:p>4,359.91</text:p>
          </table:table-cell>
          <table:table-cell table:number-columns-repeated="249"/>
        </table:table-row>
        <table:table-row table:style-name="ro2">
          <table:table-cell office:value-type="string">
            <text:p>Repair cost</text:p>
          </table:table-cell>
          <table:table-cell/>
          <table:table-cell table:formula="of:=LN((1+(([.C51]*[.$B$9])*[.$B$14])))+([.$B$15]*[.C51])" office:value-type="float" office:value="96.8759059693674">
            <text:p>96.88</text:p>
          </table:table-cell>
          <table:table-cell table:formula="of:=LN((1+(([.D51]*[.$B$9])*[.$B$14])))+([.$B$15]*[.D51])" office:value-type="float" office:value="186.968769823675">
            <text:p>186.97</text:p>
          </table:table-cell>
          <table:table-cell table:formula="of:=LN((1+(([.E51]*[.$B$9])*[.$B$14])))+([.$B$15]*[.E51])" office:value-type="float" office:value="276.774140471858">
            <text:p>276.77</text:p>
          </table:table-cell>
          <table:table-cell table:style-name="ce6" table:formula="of:=LN((1+(([.F51]*[.$B$9])*[.$B$14])))+([.$B$15]*[.F51])" office:value-type="float" office:value="366.461775311001">
            <text:p>366.46</text:p>
          </table:table-cell>
          <table:table-cell table:style-name="ce6" table:formula="of:=LN((1+(([.G51]*[.$B$9])*[.$B$14])))+([.$B$15]*[.G51])" office:value-type="float" office:value="456.084890521259">
            <text:p>456.08</text:p>
          </table:table-cell>
          <table:table-cell table:number-columns-repeated="249"/>
        </table:table-row>
        <table:table-row table:style-name="ro2">
          <table:table-cell office:value-type="string">
            <text:p>Interest</text:p>
          </table:table-cell>
          <table:table-cell/>
          <table:table-cell table:formula="of:=-IPMT([.$C$7];[.C51];[.$C$5];[.$B$42])" office:value-type="float" office:value="360.475974693555">
            <text:p>360.48</text:p>
          </table:table-cell>
          <table:table-cell table:formula="of:=-IPMT([.$C$7];[.D51];[.$C$5];[.$B$42])" office:value-type="float" office:value="291.979183803423">
            <text:p>291.98</text:p>
          </table:table-cell>
          <table:table-cell table:formula="of:=-IPMT([.$C$7];[.E51];[.$C$5];[.$B$42])" office:value-type="float" office:value="221.728669224032">
            <text:p>221.73</text:p>
          </table:table-cell>
          <table:table-cell table:style-name="ce6" table:formula="of:=-IPMT([.$C$7];[.F51];[.$C$5];[.$B$42])" office:value-type="float" office:value="149.679530358751">
            <text:p>149.68</text:p>
          </table:table-cell>
          <table:table-cell table:style-name="ce6" table:formula="of:=-IPMT([.$C$7];[.G51];[.$C$5];[.$B$42])" office:value-type="float" office:value="75.785717020743">
            <text:p>75.79</text:p>
          </table:table-cell>
          <table:table-cell table:number-columns-repeated="249"/>
        </table:table-row>
        <table:table-row table:style-name="ro2">
          <table:table-cell office:value-type="string">
            <text:p>Depreciation</text:p>
          </table:table-cell>
          <table:table-cell/>
          <table:table-cell table:formula="of:=[.$E$12]*[.B$3]" office:value-type="float" office:value="7039.72">
            <text:p>7,039.72</text:p>
          </table:table-cell>
          <table:table-cell table:formula="of:=[.$E$12]*[.C$3]" office:value-type="float" office:value="11263.552">
            <text:p>11,263.55</text:p>
          </table:table-cell>
          <table:table-cell table:formula="of:=[.$E$12]*[.D$3]" office:value-type="float" office:value="6758.1312">
            <text:p>6,758.13</text:p>
          </table:table-cell>
          <table:table-cell table:style-name="ce6" table:formula="of:=[.$E$12]*[.E$3]" office:value-type="float" office:value="4054.87872">
            <text:p>4,054.88</text:p>
          </table:table-cell>
          <table:table-cell table:style-name="ce6" table:formula="of:=[.$E$12]*[.F$3]/2" office:value-type="float" office:value="2027.43936">
            <text:p>2,027.44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Revenue</text:p>
          </table:table-cell>
          <table:table-cell table:number-columns-repeated="255"/>
        </table:table-row>
        <table:table-row table:style-name="ro2">
          <table:table-cell office:value-type="string">
            <text:p>Taxable Income</text:p>
          </table:table-cell>
          <table:table-cell table:style-name="ce6" table:formula="of:=-SUM([.B53:.B57])" office:value-type="float" office:value="-5941.71111111111">
            <text:p>-5,941.71</text:p>
          </table:table-cell>
          <table:table-cell table:formula="of:=-SUM([.C53:.C57])" office:value-type="float" office:value="-13438.782991774">
            <text:p>-13,438.78</text:p>
          </table:table-cell>
          <table:table-cell table:formula="of:=-SUM([.D53:.D57])" office:value-type="float" office:value="-17684.2110647382">
            <text:p>-17,684.21</text:p>
          </table:table-cell>
          <table:table-cell table:formula="of:=-SUM([.E53:.E57])" office:value-type="float" office:value="-13198.345120807">
            <text:p>-13,198.35</text:p>
          </table:table-cell>
          <table:table-cell table:style-name="ce6" table:formula="of:=-SUM([.F53:.F57])" office:value-type="float" office:value="-10512.7311367809">
            <text:p>-10,512.73</text:p>
          </table:table-cell>
          <table:table-cell table:style-name="ce6" table:formula="of:=-SUM([.G53:.G57])" office:value-type="float" office:value="-8501.02107865311">
            <text:p>-8,501.02</text:p>
          </table:table-cell>
          <table:table-cell table:number-columns-repeated="249"/>
        </table:table-row>
        <table:table-row table:style-name="ro2">
          <table:table-cell office:value-type="string">
            <text:p>Income Tax</text:p>
          </table:table-cell>
          <table:table-cell table:style-name="ce6" table:formula="of:=[.B59]*[.$E$19]" office:value-type="float" office:value="-2512.15545777778">
            <text:p>-2,512.16</text:p>
          </table:table-cell>
          <table:table-cell table:formula="of:=[.C59]*[.$E$19]" office:value-type="float" office:value="-5681.91744892206">
            <text:p>-5,681.92</text:p>
          </table:table-cell>
          <table:table-cell table:formula="of:=[.D59]*[.$E$19]" office:value-type="float" office:value="-7476.88443817132">
            <text:p>-7,476.88</text:p>
          </table:table-cell>
          <table:table-cell table:formula="of:=[.E59]*[.$E$19]" office:value-type="float" office:value="-5580.2603170772">
            <text:p>-5,580.26</text:p>
          </table:table-cell>
          <table:table-cell table:style-name="ce6" table:formula="of:=[.F59]*[.$E$19]" office:value-type="float" office:value="-4444.78272463095">
            <text:p>-4,444.78</text:p>
          </table:table-cell>
          <table:table-cell table:style-name="ce6" table:formula="of:=[.G59]*[.$E$19]" office:value-type="float" office:value="-3594.23171205454">
            <text:p>-3,594.23</text:p>
          </table:table-cell>
          <table:table-cell table:number-columns-repeated="249"/>
        </table:table-row>
        <table:table-row table:style-name="ro2">
          <table:table-cell office:value-type="string">
            <text:p>Net Income</text:p>
          </table:table-cell>
          <table:table-cell table:style-name="ce6" table:formula="of:=[.B59]-[.B60]" office:value-type="float" office:value="-3429.55565333333">
            <text:p>-3,429.56</text:p>
          </table:table-cell>
          <table:table-cell table:formula="of:=[.C59]-[.C60]" office:value-type="float" office:value="-7756.86554285197">
            <text:p>-7,756.87</text:p>
          </table:table-cell>
          <table:table-cell table:formula="of:=[.D59]-[.D60]" office:value-type="float" office:value="-10207.3266265669">
            <text:p>-10,207.33</text:p>
          </table:table-cell>
          <table:table-cell table:formula="of:=[.E59]-[.E60]" office:value-type="float" office:value="-7618.0848037298">
            <text:p>-7,618.08</text:p>
          </table:table-cell>
          <table:table-cell table:style-name="ce6" table:formula="of:=[.F59]-[.F60]" office:value-type="float" office:value="-6067.94841214991">
            <text:p>-6,067.95</text:p>
          </table:table-cell>
          <table:table-cell table:style-name="ce6" table:formula="of:=[.G59]-[.G60]" office:value-type="float" office:value="-4906.78936659858">
            <text:p>-4,906.79</text:p>
          </table:table-cell>
          <table:table-cell table:number-columns-repeated="249"/>
        </table:table-row>
        <table:table-row table:style-name="ro2">
          <table:table-cell table:style-name="Default"/>
          <table:table-cell table:style-name="ce6"/>
          <table:table-cell table:number-columns-repeated="254"/>
        </table:table-row>
        <table:table-row table:style-name="ro2">
          <table:table-cell table:style-name="ce3" office:value-type="string">
            <text:p>CashFlow Statement</text:p>
          </table:table-cell>
          <table:table-cell table:style-name="ce6"/>
          <table:table-cell table:number-columns-repeated="254"/>
        </table:table-row>
        <table:table-row table:style-name="ro2">
          <table:table-cell office:value-type="string">
            <text:p>Net Income</text:p>
          </table:table-cell>
          <table:table-cell table:style-name="ce6" table:formula="of:=[.B61]" office:value-type="float" office:value="-3429.55565333333">
            <text:p>-3,429.56</text:p>
          </table:table-cell>
          <table:table-cell table:formula="of:=[.C61]" office:value-type="float" office:value="-7756.86554285197">
            <text:p>-7,756.87</text:p>
          </table:table-cell>
          <table:table-cell table:formula="of:=[.D61]" office:value-type="float" office:value="-10207.3266265669">
            <text:p>-10,207.33</text:p>
          </table:table-cell>
          <table:table-cell table:formula="of:=[.E61]" office:value-type="float" office:value="-7618.0848037298">
            <text:p>-7,618.08</text:p>
          </table:table-cell>
          <table:table-cell table:style-name="ce6" table:formula="of:=[.F61]" office:value-type="float" office:value="-6067.94841214991">
            <text:p>-6,067.95</text:p>
          </table:table-cell>
          <table:table-cell table:style-name="ce6" table:formula="of:=[.G61]" office:value-type="float" office:value="-4906.78936659858">
            <text:p>-4,906.79</text:p>
          </table:table-cell>
          <table:table-cell table:number-columns-repeated="249"/>
        </table:table-row>
        <table:table-row table:style-name="ro2">
          <table:table-cell office:value-type="string">
            <text:p><text:s text:c="2"/>Depreciation</text:p>
          </table:table-cell>
          <table:table-cell table:style-name="ce6"/>
          <table:table-cell table:formula="of:=[.C57]" office:value-type="float" office:value="7039.72">
            <text:p>7,039.72</text:p>
          </table:table-cell>
          <table:table-cell table:formula="of:=[.D57]" office:value-type="float" office:value="11263.552">
            <text:p>11,263.55</text:p>
          </table:table-cell>
          <table:table-cell table:formula="of:=[.E57]" office:value-type="float" office:value="6758.1312">
            <text:p>6,758.13</text:p>
          </table:table-cell>
          <table:table-cell table:style-name="ce6" table:formula="of:=[.F57]" office:value-type="float" office:value="4054.87872">
            <text:p>4,054.88</text:p>
          </table:table-cell>
          <table:table-cell table:style-name="ce6" table:formula="of:=[.G57]" office:value-type="float" office:value="2027.43936">
            <text:p>2,027.44</text:p>
          </table:table-cell>
          <table:table-cell table:number-columns-repeated="249"/>
        </table:table-row>
        <table:table-row table:style-name="ro2">
          <table:table-cell office:value-type="string">
            <text:p>Car Cost</text:p>
          </table:table-cell>
          <table:table-cell table:style-name="ce2" table:formula="of:=-[.$E$12]" office:value-type="float" office:value="-35198.6">
            <text:p>-35198.6</text:p>
          </table:table-cell>
          <table:table-cell table:number-columns-repeated="254"/>
        </table:table-row>
        <table:table-row table:style-name="ro2">
          <table:table-cell office:value-type="string">
            <text:p>Salvage Value</text:p>
          </table:table-cell>
          <table:table-cell table:number-columns-repeated="5"/>
          <table:table-cell table:style-name="ce6" table:formula="of:=-[.$B66]*EXP(-(([.$B$16]*[.C$5])+([.$B$17]*([.C$5]*[.$B$9]))))" office:value-type="float" office:value="14942.2187454915">
            <text:p>14,942.22</text:p>
          </table:table-cell>
          <table:table-cell table:number-columns-repeated="249"/>
        </table:table-row>
        <table:table-row table:style-name="ro2">
          <table:table-cell office:value-type="string">
            <text:p>Gain Tax</text:p>
          </table:table-cell>
          <table:table-cell table:number-columns-repeated="5"/>
          <table:table-cell table:style-name="ce6" table:formula="of:=-([.G67]+SUM([.$B66];[.B57:.G57]))*[.$E$19]" office:value-type="float" office:value="-4603.1673627778">
            <text:p>-4,603.17</text:p>
          </table:table-cell>
          <table:table-cell table:number-columns-repeated="249"/>
        </table:table-row>
        <table:table-row table:style-name="ro2">
          <table:table-cell office:value-type="string">
            <text:p>Borrowed Funds </text:p>
          </table:table-cell>
          <table:table-cell table:style-name="ce2" table:formula="of:=-[.B66]*[.$B$19]" office:value-type="float" office:value="14079.44">
            <text:p>14079.44</text:p>
          </table:table-cell>
          <table:table-cell table:number-columns-repeated="254"/>
        </table:table-row>
        <table:table-row table:style-name="ro2">
          <table:table-cell office:value-type="string">
            <text:p>Principal Repayment</text:p>
          </table:table-cell>
          <table:table-cell/>
          <table:table-cell table:formula="of:=PPMT([.$C$7];[.C51];[.$C$5];[.$B69])" office:value-type="float" office:value="-2675.34184032655">
            <text:p>-2,675.34</text:p>
          </table:table-cell>
          <table:table-cell table:formula="of:=PPMT([.$C$7];[.D51];[.$C$5];[.$B69])" office:value-type="float" office:value="-2743.83863121668">
            <text:p>-2,743.84</text:p>
          </table:table-cell>
          <table:table-cell table:formula="of:=PPMT([.$C$7];[.E51];[.$C$5];[.$B69])" office:value-type="float" office:value="-2814.08914579607">
            <text:p>-2,814.09</text:p>
          </table:table-cell>
          <table:table-cell table:style-name="ce6" table:formula="of:=PPMT([.$C$7];[.F51];[.$C$5];[.$B69])" office:value-type="float" office:value="-2886.13828466135">
            <text:p>-2,886.14</text:p>
          </table:table-cell>
          <table:table-cell table:style-name="ce6" table:formula="of:=PPMT([.$C$7];[.G51];[.$C$5];[.$B69])" office:value-type="float" office:value="-2960.03209799936">
            <text:p>-2,960.03</text:p>
          </table:table-cell>
          <table:table-cell table:style-name="ce6" table:number-columns-repeated="6"/>
          <table:table-cell table:number-columns-repeated="243"/>
        </table:table-row>
        <table:table-row table:style-name="ro2">
          <table:table-cell office:value-type="string">
            <text:p>Net CashFlow</text:p>
          </table:table-cell>
          <table:table-cell table:style-name="ce6" table:formula="of:=SUM([.B64:.B70])" office:value-type="float" office:value="-24548.7156533333">
            <text:p>-24,548.72</text:p>
          </table:table-cell>
          <table:table-cell table:formula="of:=SUM([.C64:.C70])" office:value-type="float" office:value="-3392.48738317852">
            <text:p>-3,392.49</text:p>
          </table:table-cell>
          <table:table-cell table:formula="of:=SUM([.D64:.D70])" office:value-type="float" office:value="-1687.61325778357">
            <text:p>-1,687.61</text:p>
          </table:table-cell>
          <table:table-cell table:formula="of:=SUM([.E64:.E70])" office:value-type="float" office:value="-3674.04274952587">
            <text:p>-3,674.04</text:p>
          </table:table-cell>
          <table:table-cell table:style-name="ce6" table:formula="of:=SUM([.F64:.F70])" office:value-type="float" office:value="-4899.20797681126">
            <text:p>-4,899.21</text:p>
          </table:table-cell>
          <table:table-cell table:style-name="ce6" table:formula="of:=SUM([.G64:.G70])" office:value-type="float" office:value="4499.66927811576">
            <text:p>4,499.67</text:p>
          </table:table-cell>
          <table:table-cell table:number-columns-repeated="249"/>
        </table:table-row>
        <table:table-row table:style-name="ro2">
          <table:table-cell table:style-name="Default"/>
          <table:table-cell table:style-name="ce6"/>
          <table:table-cell table:number-columns-repeated="254"/>
        </table:table-row>
        <table:table-row table:style-name="ro2">
          <table:table-cell office:value-type="string">
            <text:p>Present Worth:</text:p>
          </table:table-cell>
          <table:table-cell table:style-name="ce6" table:formula="of:=NPV([.$E$17];[.C71:.G71])+[.B71]" office:value-type="float" office:value="-31884.9359185281">
            <text:p>-31,884.94</text:p>
          </table:table-cell>
          <table:table-cell table:number-columns-repeated="254"/>
        </table:table-row>
        <table:table-row table:style-name="ro2">
          <table:table-cell office:value-type="string">
            <text:p>Annual Equivalent Worth:</text:p>
          </table:table-cell>
          <table:table-cell table:style-name="ce6" table:formula="of:=(([.$E$17])/(1-POWER(([.$E$17]+1);-[.$C$5])))*[.B73]" office:value-type="float" office:value="-9251.86824329918">
            <text:p>-9,251.87</text:p>
          </table:table-cell>
          <table:table-cell table:number-columns-repeated="254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Default"/>
          <table:table-cell/>
          <table:table-cell table:style-name="Default" table:number-columns-repeated="3"/>
          <table:table-cell table:number-columns-repeated="251"/>
        </table:table-row>
        <table:table-row table:style-name="ro8">
          <table:table-cell table:style-name="ce1"/>
          <table:table-cell/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Year Alternative</text:p>
          </table:table-cell>
          <table:table-cell table:number-columns-repeated="251"/>
        </table:table-row>
        <table:table-row table:style-name="ro2">
          <table:table-cell office:value-type="string">
            <text:p>End of Year: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number-columns-repeated="247"/>
        </table:table-row>
        <table:table-row table:style-name="ro2">
          <table:table-cell table:style-name="ce3" office:value-type="string">
            <text:p>Expense:</text:p>
          </table:table-cell>
          <table:table-cell/>
          <table:table-cell table:style-name="Default" table:number-columns-repeated="3"/>
          <table:table-cell table:number-columns-repeated="251"/>
        </table:table-row>
        <table:table-row table:style-name="ro2">
          <table:table-cell office:value-type="string">
            <text:p>Insurance Cost / Year</text:p>
          </table:table-cell>
          <table:table-cell table:style-name="ce2" table:formula="of:=[.$E$14]" office:value-type="float" office:value="1581.8">
            <text:p>1581.8</text:p>
          </table:table-cell>
          <table:table-cell table:style-name="ce2" table:formula="of:=[.$E$14]" office:value-type="float" office:value="1581.8">
            <text:p>1581.8</text:p>
          </table:table-cell>
          <table:table-cell table:style-name="ce2" table:formula="of:=[.$E$14]" office:value-type="float" office:value="1581.8">
            <text:p>1581.8</text:p>
          </table:table-cell>
          <table:table-cell table:style-name="ce2" table:formula="of:=[.$E$14]" office:value-type="float" office:value="1581.8">
            <text:p>1581.8</text:p>
          </table:table-cell>
          <table:table-cell table:style-name="ce2" table:formula="of:=[.$E$14]" office:value-type="float" office:value="1581.8">
            <text:p>1581.8</text:p>
          </table:table-cell>
          <table:table-cell table:style-name="ce2" table:formula="of:=[.$E$14]" office:value-type="float" office:value="1581.8">
            <text:p>1581.8</text:p>
          </table:table-cell>
          <table:table-cell table:style-name="ce2" table:formula="of:=[.$E$14]" office:value-type="float" office:value="1581.8">
            <text:p>1581.8</text:p>
          </table:table-cell>
          <table:table-cell table:style-name="ce2" table:formula="of:=[.$E$14]" office:value-type="float" office:value="1581.8">
            <text:p>1581.8</text:p>
          </table:table-cell>
          <table:table-cell table:number-columns-repeated="247"/>
        </table:table-row>
        <table:table-row table:style-name="ro5">
          <table:table-cell office:value-type="string">
            <text:p>Total Fuel Cost (Miles / Year * $/Gallon)</text:p>
          </table:table-cell>
          <table:table-cell table:style-name="ce6" table:formula="of:=[.$B$9] / [.$B$10] *[.$B$11]" office:value-type="float" office:value="4359.91111111111">
            <text:p>4,359.91</text:p>
          </table:table-cell>
          <table:table-cell table:formula="of:=[.$B$9] / [.$B$10] *[.$B$11]" office:value-type="float" office:value="4359.91111111111">
            <text:p>4,359.91</text:p>
          </table:table-cell>
          <table:table-cell table:formula="of:=[.$B$9] / [.$B$10] *[.$B$11]" office:value-type="float" office:value="4359.91111111111">
            <text:p>4,359.91</text:p>
          </table:table-cell>
          <table:table-cell table:formula="of:=[.$B$9] / [.$B$10] *[.$B$11]" office:value-type="float" office:value="4359.91111111111">
            <text:p>4,359.91</text:p>
          </table:table-cell>
          <table:table-cell table:style-name="ce6" table:formula="of:=[.$B$9] / [.$B$10] *[.$B$11]" office:value-type="float" office:value="4359.91111111111">
            <text:p>4,359.91</text:p>
          </table:table-cell>
          <table:table-cell table:style-name="ce6" table:formula="of:=[.$B$9] / [.$B$10] *[.$B$11]" office:value-type="float" office:value="4359.91111111111">
            <text:p>4,359.91</text:p>
          </table:table-cell>
          <table:table-cell table:style-name="ce6" table:formula="of:=[.$B$9] / [.$B$10] *[.$B$11]" office:value-type="float" office:value="4359.91111111111">
            <text:p>4,359.91</text:p>
          </table:table-cell>
          <table:table-cell table:style-name="ce6" table:formula="of:=[.$B$9] / [.$B$10] *[.$B$11]" office:value-type="float" office:value="4359.91111111111">
            <text:p>4,359.91</text:p>
          </table:table-cell>
          <table:table-cell table:number-columns-repeated="247"/>
        </table:table-row>
        <table:table-row table:style-name="ro2">
          <table:table-cell office:value-type="string">
            <text:p>Repair cost</text:p>
          </table:table-cell>
          <table:table-cell/>
          <table:table-cell table:formula="of:=LN((1+(([.C78]*[.$B$9])*[.$B$14])))+([.$B$15]*[.C78])" office:value-type="float" office:value="96.8759059693674">
            <text:p>96.88</text:p>
          </table:table-cell>
          <table:table-cell table:formula="of:=LN((1+(([.D78]*[.$B$9])*[.$B$14])))+([.$B$15]*[.D78])" office:value-type="float" office:value="186.968769823675">
            <text:p>186.97</text:p>
          </table:table-cell>
          <table:table-cell table:formula="of:=LN((1+(([.E78]*[.$B$9])*[.$B$14])))+([.$B$15]*[.E78])" office:value-type="float" office:value="276.774140471858">
            <text:p>276.77</text:p>
          </table:table-cell>
          <table:table-cell table:style-name="ce6" table:formula="of:=LN((1+(([.F78]*[.$B$9])*[.$B$14])))+([.$B$15]*[.F78])" office:value-type="float" office:value="366.461775311001">
            <text:p>366.46</text:p>
          </table:table-cell>
          <table:table-cell table:style-name="ce6" table:formula="of:=LN((1+(([.G78]*[.$B$9])*[.$B$14])))+([.$B$15]*[.G78])" office:value-type="float" office:value="456.084890521259">
            <text:p>456.08</text:p>
          </table:table-cell>
          <table:table-cell table:style-name="ce6" table:formula="of:=LN((1+(([.H78]*[.$B$9])*[.$B$14])))+([.$B$15]*[.H78])" office:value-type="float" office:value="545.667193183569">
            <text:p>545.67</text:p>
          </table:table-cell>
          <table:table-cell table:style-name="ce6" table:formula="of:=LN((1+(([.I78]*[.$B$9])*[.$B$14])))+([.$B$15]*[.I78])" office:value-type="float" office:value="635.221330367118">
            <text:p>635.22</text:p>
          </table:table-cell>
          <table:table-cell table:number-columns-repeated="247"/>
        </table:table-row>
        <table:table-row table:style-name="ro2">
          <table:table-cell office:value-type="string">
            <text:p>Interest</text:p>
          </table:table-cell>
          <table:table-cell/>
          <table:table-cell table:formula="of:=-IPMT([.$D$7];[.C78];[.$D$5];[.$B$42])" office:value-type="float" office:value="416.147939897192">
            <text:p>416.15</text:p>
          </table:table-cell>
          <table:table-cell table:formula="of:=-IPMT([.$D$7];[.D78];[.$D$5];[.$B$42])" office:value-type="float" office:value="361.765132311213">
            <text:p>361.77</text:p>
          </table:table-cell>
          <table:table-cell table:formula="of:=-IPMT([.$D$7];[.E78];[.$D$5];[.$B$42])" office:value-type="float" office:value="305.774924619638">
            <text:p>305.77</text:p>
          </table:table-cell>
          <table:table-cell table:style-name="ce6" table:formula="of:=-IPMT([.$D$7];[.F78];[.$D$5];[.$B$42])" office:value-type="float" office:value="248.129806676997">
            <text:p>248.13</text:p>
          </table:table-cell>
          <table:table-cell table:style-name="ce6" table:formula="of:=-IPMT([.$D$7];[.G78];[.$D$5];[.$B$42])" office:value-type="float" office:value="188.780864073932">
            <text:p>188.78</text:p>
          </table:table-cell>
          <table:table-cell table:style-name="ce6" table:formula="of:=-IPMT([.$D$7];[.H78];[.$D$5];[.$B$42])" office:value-type="float" office:value="127.677736631176">
            <text:p>127.68</text:p>
          </table:table-cell>
          <table:table-cell table:style-name="ce6" table:formula="of:=-IPMT([.$D$7];[.I78];[.$D$5];[.$B$42])" office:value-type="float" office:value="64.7685756667332">
            <text:p>64.77</text:p>
          </table:table-cell>
          <table:table-cell table:number-columns-repeated="247"/>
        </table:table-row>
        <table:table-row table:style-name="ro2">
          <table:table-cell office:value-type="string">
            <text:p>Depreciation</text:p>
          </table:table-cell>
          <table:table-cell/>
          <table:table-cell table:formula="of:=[.$E$12]*[.B$3]" office:value-type="float" office:value="7039.72">
            <text:p>7,039.72</text:p>
          </table:table-cell>
          <table:table-cell table:formula="of:=[.$E$12]*[.C$3]" office:value-type="float" office:value="11263.552">
            <text:p>11,263.55</text:p>
          </table:table-cell>
          <table:table-cell table:formula="of:=[.$E$12]*[.D$3]" office:value-type="float" office:value="6758.1312">
            <text:p>6,758.13</text:p>
          </table:table-cell>
          <table:table-cell table:style-name="ce6" table:formula="of:=[.$E$12]*[.E$3]" office:value-type="float" office:value="4054.87872">
            <text:p>4,054.88</text:p>
          </table:table-cell>
          <table:table-cell table:style-name="ce6" table:formula="of:=[.$E$12]*[.F$3]" office:value-type="float" office:value="4054.87872">
            <text:p>4,054.88</text:p>
          </table:table-cell>
          <table:table-cell table:style-name="ce6" table:formula="of:=[.$E$12]*[.G$3]" office:value-type="float" office:value="2027.43936">
            <text:p>2,027.44</text:p>
          </table:table-cell>
          <table:table-cell table:style-name="ce6" table:formula="of:=[.$E$12]*[.H$3]" office:value-type="float" office:value="0">
            <text:p>0.00</text:p>
          </table:table-cell>
          <table:table-cell table:number-columns-repeated="247"/>
        </table:table-row>
        <table:table-row table:style-name="ro2">
          <table:table-cell table:style-name="ce3" office:value-type="string">
            <text:p>Revenue</text:p>
          </table:table-cell>
          <table:table-cell table:number-columns-repeated="255"/>
        </table:table-row>
        <table:table-row table:style-name="ro2">
          <table:table-cell office:value-type="string">
            <text:p>Taxable Income</text:p>
          </table:table-cell>
          <table:table-cell table:style-name="ce6" table:formula="of:=-SUM([.B80:.B84])" office:value-type="float" office:value="-5941.71111111111">
            <text:p>-5,941.71</text:p>
          </table:table-cell>
          <table:table-cell table:formula="of:=-SUM([.C80:.C84])" office:value-type="float" office:value="-13494.4549569777">
            <text:p>-13,494.45</text:p>
          </table:table-cell>
          <table:table-cell table:formula="of:=-SUM([.D80:.D84])" office:value-type="float" office:value="-17753.997013246">
            <text:p>-17,754.00</text:p>
          </table:table-cell>
          <table:table-cell table:formula="of:=-SUM([.E80:.E84])" office:value-type="float" office:value="-13282.3913762026">
            <text:p>-13,282.39</text:p>
          </table:table-cell>
          <table:table-cell table:style-name="ce6" table:formula="of:=-SUM([.F80:.F84])" office:value-type="float" office:value="-10611.1814130991">
            <text:p>-10,611.18</text:p>
          </table:table-cell>
          <table:table-cell table:style-name="ce6" table:formula="of:=-SUM([.G80:.G84])" office:value-type="float" office:value="-10641.4555857063">
            <text:p>-10,641.46</text:p>
          </table:table-cell>
          <table:table-cell table:style-name="ce6" table:formula="of:=-SUM([.H80:.H84])" office:value-type="float" office:value="-8642.49540092586">
            <text:p>-8,642.50</text:p>
          </table:table-cell>
          <table:table-cell table:style-name="ce6" table:formula="of:=-SUM([.I80:.I84])" office:value-type="float" office:value="-6641.70101714496">
            <text:p>-6,641.70</text:p>
          </table:table-cell>
          <table:table-cell table:number-columns-repeated="247"/>
        </table:table-row>
        <table:table-row table:style-name="ro2">
          <table:table-cell office:value-type="string">
            <text:p>Income Tax</text:p>
          </table:table-cell>
          <table:table-cell table:style-name="ce6" table:formula="of:=[.B86]*[.$E$19]" office:value-type="float" office:value="-2512.15545777778">
            <text:p>-2,512.16</text:p>
          </table:table-cell>
          <table:table-cell table:formula="of:=[.C86]*[.$E$19]" office:value-type="float" office:value="-5705.45555581016">
            <text:p>-5,705.46</text:p>
          </table:table-cell>
          <table:table-cell table:formula="of:=[.D86]*[.$E$19]" office:value-type="float" office:value="-7506.38993720041">
            <text:p>-7,506.39</text:p>
          </table:table-cell>
          <table:table-cell table:formula="of:=[.E86]*[.$E$19]" office:value-type="float" office:value="-5615.79507385846">
            <text:p>-5,615.80</text:p>
          </table:table-cell>
          <table:table-cell table:style-name="ce6" table:formula="of:=[.F86]*[.$E$19]" office:value-type="float" office:value="-4486.4075014583">
            <text:p>-4,486.41</text:p>
          </table:table-cell>
          <table:table-cell table:style-name="ce6" table:formula="of:=[.G86]*[.$E$19]" office:value-type="float" office:value="-4499.20742163662">
            <text:p>-4,499.21</text:p>
          </table:table-cell>
          <table:table-cell table:style-name="ce6" table:formula="of:=[.H86]*[.$E$19]" office:value-type="float" office:value="-3654.04705551145">
            <text:p>-3,654.05</text:p>
          </table:table-cell>
          <table:table-cell table:style-name="ce6" table:formula="of:=[.I86]*[.$E$19]" office:value-type="float" office:value="-2808.11119004889">
            <text:p>-2,808.11</text:p>
          </table:table-cell>
          <table:table-cell table:number-columns-repeated="247"/>
        </table:table-row>
        <table:table-row table:style-name="ro2">
          <table:table-cell office:value-type="string">
            <text:p>Net Income</text:p>
          </table:table-cell>
          <table:table-cell table:style-name="ce6" table:formula="of:=[.B86]-[.B87]" office:value-type="float" office:value="-3429.55565333333">
            <text:p>-3,429.56</text:p>
          </table:table-cell>
          <table:table-cell table:formula="of:=[.C86]-[.C87]" office:value-type="float" office:value="-7788.99940116751">
            <text:p>-7,789.00</text:p>
          </table:table-cell>
          <table:table-cell table:formula="of:=[.D86]-[.D87]" office:value-type="float" office:value="-10247.6070760456">
            <text:p>-10,247.61</text:p>
          </table:table-cell>
          <table:table-cell table:formula="of:=[.E86]-[.E87]" office:value-type="float" office:value="-7666.59630234415">
            <text:p>-7,666.60</text:p>
          </table:table-cell>
          <table:table-cell table:style-name="ce6" table:formula="of:=[.F86]-[.F87]" office:value-type="float" office:value="-6124.77391164081">
            <text:p>-6,124.77</text:p>
          </table:table-cell>
          <table:table-cell table:style-name="ce6" table:formula="of:=[.G86]-[.G87]" office:value-type="float" office:value="-6142.24816406968">
            <text:p>-6,142.25</text:p>
          </table:table-cell>
          <table:table-cell table:style-name="ce6" table:formula="of:=[.H86]-[.H87]" office:value-type="float" office:value="-4988.4483454144">
            <text:p>-4,988.45</text:p>
          </table:table-cell>
          <table:table-cell table:style-name="ce6" table:formula="of:=[.I86]-[.I87]" office:value-type="float" office:value="-3833.58982709607">
            <text:p>-3,833.59</text:p>
          </table:table-cell>
          <table:table-cell table:number-columns-repeated="247"/>
        </table:table-row>
        <table:table-row table:style-name="ro2">
          <table:table-cell table:style-name="Default"/>
          <table:table-cell table:style-name="ce6"/>
          <table:table-cell table:number-columns-repeated="254"/>
        </table:table-row>
        <table:table-row table:style-name="ro2">
          <table:table-cell table:style-name="ce3" office:value-type="string">
            <text:p>CashFlow Statement</text:p>
          </table:table-cell>
          <table:table-cell table:style-name="ce6"/>
          <table:table-cell table:number-columns-repeated="254"/>
        </table:table-row>
        <table:table-row table:style-name="ro2">
          <table:table-cell office:value-type="string">
            <text:p>Net Income</text:p>
          </table:table-cell>
          <table:table-cell table:style-name="ce6" table:formula="of:=[.B88]" office:value-type="float" office:value="-3429.55565333333">
            <text:p>-3,429.56</text:p>
          </table:table-cell>
          <table:table-cell table:formula="of:=[.C88]" office:value-type="float" office:value="-7788.99940116751">
            <text:p>-7,789.00</text:p>
          </table:table-cell>
          <table:table-cell table:formula="of:=[.D88]" office:value-type="float" office:value="-10247.6070760456">
            <text:p>-10,247.61</text:p>
          </table:table-cell>
          <table:table-cell table:formula="of:=[.E88]" office:value-type="float" office:value="-7666.59630234415">
            <text:p>-7,666.60</text:p>
          </table:table-cell>
          <table:table-cell table:style-name="ce6" table:formula="of:=[.F88]" office:value-type="float" office:value="-6124.77391164081">
            <text:p>-6,124.77</text:p>
          </table:table-cell>
          <table:table-cell table:style-name="ce6" table:formula="of:=[.G88]" office:value-type="float" office:value="-6142.24816406968">
            <text:p>-6,142.25</text:p>
          </table:table-cell>
          <table:table-cell table:style-name="ce6" table:formula="of:=[.H88]" office:value-type="float" office:value="-4988.4483454144">
            <text:p>-4,988.45</text:p>
          </table:table-cell>
          <table:table-cell table:style-name="ce6" table:formula="of:=[.I88]" office:value-type="float" office:value="-3833.58982709607">
            <text:p>-3,833.59</text:p>
          </table:table-cell>
          <table:table-cell table:number-columns-repeated="247"/>
        </table:table-row>
        <table:table-row table:style-name="ro2">
          <table:table-cell office:value-type="string">
            <text:p><text:s text:c="2"/>Depreciation</text:p>
          </table:table-cell>
          <table:table-cell table:style-name="ce6"/>
          <table:table-cell table:formula="of:=[.C84]" office:value-type="float" office:value="7039.72">
            <text:p>7,039.72</text:p>
          </table:table-cell>
          <table:table-cell table:formula="of:=[.D84]" office:value-type="float" office:value="11263.552">
            <text:p>11,263.55</text:p>
          </table:table-cell>
          <table:table-cell table:formula="of:=[.E84]" office:value-type="float" office:value="6758.1312">
            <text:p>6,758.13</text:p>
          </table:table-cell>
          <table:table-cell table:style-name="ce6" table:formula="of:=[.F84]" office:value-type="float" office:value="4054.87872">
            <text:p>4,054.88</text:p>
          </table:table-cell>
          <table:table-cell table:style-name="ce6" table:formula="of:=[.G84]" office:value-type="float" office:value="4054.87872">
            <text:p>4,054.88</text:p>
          </table:table-cell>
          <table:table-cell table:style-name="ce6" table:formula="of:=[.H84]" office:value-type="float" office:value="2027.43936">
            <text:p>2,027.44</text:p>
          </table:table-cell>
          <table:table-cell table:style-name="ce6" table:formula="of:=[.I84]" office:value-type="float" office:value="0">
            <text:p>0.00</text:p>
          </table:table-cell>
          <table:table-cell table:number-columns-repeated="247"/>
        </table:table-row>
        <table:table-row table:style-name="ro2">
          <table:table-cell office:value-type="string">
            <text:p>Car Cost</text:p>
          </table:table-cell>
          <table:table-cell table:style-name="ce2" table:formula="of:=-[.$E$12]" office:value-type="float" office:value="-35198.6">
            <text:p>-35198.6</text:p>
          </table:table-cell>
          <table:table-cell table:number-columns-repeated="254"/>
        </table:table-row>
        <table:table-row table:style-name="ro2">
          <table:table-cell office:value-type="string">
            <text:p>Salvage Value</text:p>
          </table:table-cell>
          <table:table-cell table:number-columns-repeated="7"/>
          <table:table-cell table:style-name="ce6" table:formula="of:=-[.$B93]*EXP(-(([.$B$16]*[.D$5])+([.$B$17]*([.D$5]*[.$B$9]))))" office:value-type="float" office:value="10606.4724905459">
            <text:p>10,606.47</text:p>
          </table:table-cell>
          <table:table-cell table:number-columns-repeated="247"/>
        </table:table-row>
        <table:table-row table:style-name="ro2">
          <table:table-cell office:value-type="string">
            <text:p>Gain Tax</text:p>
          </table:table-cell>
          <table:table-cell table:number-columns-repeated="7"/>
          <table:table-cell table:style-name="ce6" table:formula="of:=-([.I94]+SUM([.$B93];[.B84:.I84]))*[.E$19]" office:value-type="float" office:value="-4484.41656900279">
            <text:p>-4,484.42</text:p>
          </table:table-cell>
          <table:table-cell table:number-columns-repeated="247"/>
        </table:table-row>
        <table:table-row table:style-name="ro2">
          <table:table-cell office:value-type="string">
            <text:p>Borrowed Funds </text:p>
          </table:table-cell>
          <table:table-cell table:style-name="ce2" table:formula="of:=-[.B93]*[.$B$19]" office:value-type="float" office:value="14079.44">
            <text:p>14079.44</text:p>
          </table:table-cell>
          <table:table-cell table:number-columns-repeated="254"/>
        </table:table-row>
        <table:table-row table:style-name="ro2">
          <table:table-cell office:value-type="string">
            <text:p>Principal Repayment</text:p>
          </table:table-cell>
          <table:table-cell/>
          <table:table-cell table:formula="of:=PPMT([.$D$7];[.C78];[.$D$5];[.$B96])" office:value-type="float" office:value="-1839.92134294236">
            <text:p>-1,839.92</text:p>
          </table:table-cell>
          <table:table-cell table:formula="of:=PPMT([.$D$7];[.D78];[.$D$5];[.$B96])" office:value-type="float" office:value="-1894.30415052834">
            <text:p>-1,894.30</text:p>
          </table:table-cell>
          <table:table-cell table:formula="of:=PPMT([.$D$7];[.E78];[.$D$5];[.$B96])" office:value-type="float" office:value="-1950.29435821992">
            <text:p>-1,950.29</text:p>
          </table:table-cell>
          <table:table-cell table:style-name="ce6" table:formula="of:=PPMT([.$D$7];[.F78];[.$D$5];[.$B96])" office:value-type="float" office:value="-2007.93947616256">
            <text:p>-2,007.94</text:p>
          </table:table-cell>
          <table:table-cell table:style-name="ce6" table:formula="of:=PPMT([.$D$7];[.G78];[.$D$5];[.$B96])" office:value-type="float" office:value="-2067.28841876562">
            <text:p>-2,067.29</text:p>
          </table:table-cell>
          <table:table-cell table:style-name="ce6" table:formula="of:=PPMT([.$D$7];[.H78];[.$D$5];[.$B96])" office:value-type="float" office:value="-2128.39154620838">
            <text:p>-2,128.39</text:p>
          </table:table-cell>
          <table:table-cell table:style-name="ce6" table:formula="of:=PPMT([.$D$7];[.I78];[.$D$5];[.$B96])" office:value-type="float" office:value="-2191.30070717282">
            <text:p>-2,191.30</text:p>
          </table:table-cell>
          <table:table-cell table:style-name="ce6" table:number-columns-repeated="7"/>
          <table:table-cell table:number-columns-repeated="240"/>
        </table:table-row>
        <table:table-row table:style-name="ro2">
          <table:table-cell office:value-type="string">
            <text:p>Net CashFlow</text:p>
          </table:table-cell>
          <table:table-cell table:style-name="ce6" table:formula="of:=SUM([.B91:.B97])" office:value-type="float" office:value="-24548.7156533333">
            <text:p>-24,548.72</text:p>
          </table:table-cell>
          <table:table-cell table:formula="of:=SUM([.C91:.C97])" office:value-type="float" office:value="-2589.20074410987">
            <text:p>-2,589.20</text:p>
          </table:table-cell>
          <table:table-cell table:formula="of:=SUM([.D91:.D97])" office:value-type="float" office:value="-878.359226573932">
            <text:p>-878.36</text:p>
          </table:table-cell>
          <table:table-cell table:formula="of:=SUM([.E91:.E97])" office:value-type="float" office:value="-2858.75946056406">
            <text:p>-2,858.76</text:p>
          </table:table-cell>
          <table:table-cell table:style-name="ce6" table:formula="of:=SUM([.F91:.F97])" office:value-type="float" office:value="-4077.83466780336">
            <text:p>-4,077.83</text:p>
          </table:table-cell>
          <table:table-cell table:style-name="ce6" table:formula="of:=SUM([.G91:.G97])" office:value-type="float" office:value="-4154.6578628353">
            <text:p>-4,154.66</text:p>
          </table:table-cell>
          <table:table-cell table:style-name="ce6" table:formula="of:=SUM([.H91:.H97])" office:value-type="float" office:value="-5089.40053162278">
            <text:p>-5,089.40</text:p>
          </table:table-cell>
          <table:table-cell table:style-name="ce6" table:formula="of:=SUM([.I91:.I97])" office:value-type="float" office:value="97.1653872741808">
            <text:p>97.17</text:p>
          </table:table-cell>
          <table:table-cell table:number-columns-repeated="247"/>
        </table:table-row>
        <table:table-row table:style-name="ro2">
          <table:table-cell table:style-name="Default"/>
          <table:table-cell table:style-name="ce6"/>
          <table:table-cell table:number-columns-repeated="254"/>
        </table:table-row>
        <table:table-row table:style-name="ro2">
          <table:table-cell office:value-type="string">
            <text:p>Present Worth:</text:p>
          </table:table-cell>
          <table:table-cell table:style-name="ce6" table:formula="of:=NPV([.$E$17];[.C98:.I98])+[.B98]" office:value-type="float" office:value="-36338.7182084696">
            <text:p>-36,338.72</text:p>
          </table:table-cell>
          <table:table-cell table:number-columns-repeated="254"/>
        </table:table-row>
        <table:table-row table:style-name="ro2">
          <table:table-cell office:value-type="string">
            <text:p>Annual Equivalent Worth:</text:p>
          </table:table-cell>
          <table:table-cell table:style-name="ce6" table:formula="of:=(([.$E$17])/(1-POWER(([.$E$17]+1);-[.$D$5])))*[.B100]" office:value-type="float" office:value="-8432.52544811993">
            <text:p>-8,432.53</text:p>
          </table:table-cell>
          <table:table-cell table:number-columns-repeated="254"/>
        </table:table-row>
      </table:table>
      <table:named-expressions>
        <table:named-expression table:name="pow" table:base-cell-address="$'Input And Calculation'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2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8P2" style:volatile="true">
      <number:currency-symbol/>
      <number:text>- </number:text>
    </number:currency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2P0" style:volatile="true">
      <number:currency-symbol>$</number:currency-symbol>
      <number:number number:decimal-places="2" number:min-integer-digits="1" number:grouping="true"/>
    </number:currency-style>
    <number:currency-style style:name="N13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2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1"/>
    <style:style style:name="Currency_20__5b_0_5d_" style:display-name="Currency [0]" style:family="table-cell" style:parent-style-name="Default" style:data-style-name="N125"/>
    <style:style style:name="Comma" style:family="table-cell" style:parent-style-name="Default" style:data-style-name="N128"/>
    <style:style style:name="Comma_20__5b_0_5d_" style:display-name="Comma [0]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/00/0000</text:date>, <text:time style:data-style-name="N2" text:time-value="0000-00-00T18:24: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e_20_SUV" style:display-name="PageStyle_Compare SU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ing_20_Sheet----Data" style:display-name="PageStyle_Working Sheet----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_20_Year_20_ALT" style:display-name="PageStyle_3 Year AL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_20_Year_20_ALT" style:display-name="PageStyle_5 Year AL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_20_Year_20_ALT" style:display-name="PageStyle_7 Year AL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8T14:13:32</dc:date>
    <meta:editing-duration>PT19H43M30S</meta:editing-duration>
    <meta:editing-cycles>33</meta:editing-cycles>
    <meta:generator>LibreOffice/4.0.0.3$MacOSX_x86 LibreOffice_project/53fd80e80f44edd735c18dbc5b6cde811e0a15c</meta:generator>
    <meta:document-statistic meta:table-count="1" meta:cell-count="375" meta:object-count="0"/>
  </office:meta>
</office:document-meta>
</file>